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ush Script Std Medium" svg:font-family="'Brush Script Std Medium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rush Script Std Medium" fo:font-size="22pt" style:font-size-asian="22pt" style:font-size-complex="2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efCount</text:p>
      <text:p text:style-name="Standard"/>
      <text:p text:style-name="Standard"/>
      <text:p text:style-name="P2">PrefCount (ПрефКаунт) - это небольшая программа которая поможет Вам в подсчете результатов игры в Преферанс. Если Вы не знакомы с Преферансом или просто не играете в эту благородную карточную игру, то эта программа будет Вам совершенно бесполезна. Кстати, следует заметить для тех кто не знает что такое Преферанс, что эта карточная игра зародилась в России в середине XIX века и до сих пор практикуется в Центральной Европе и России.</text:p>
      <text:p text:style-name="P2"/>
      <text:p text:style-name="Standard"/>
      <text:p text:style-name="P3">ЛИЦЕНЗИЯ</text:p>
      <text:p text:style-name="Standard"/>
      <text:p text:style-name="P2">Настоящая программа распространяется на условиях версии 3 лицензии GNU General Public License (GPL), копию которой Вы должны получить вместе с загрузочным/установочным файлом. В двух словах, эта лицензия позволяет свободное (бесплатное) использование и распространение данной программы. Получить больше информации об этой лицензии можно на сайте GNU: &lt;<text:a xlink:type="simple" xlink:href="http://www.gnu.org/licenses/">http://www.gnu.org/licenses/</text:a>&gt;.</text:p>
      <text:p text:style-name="P2"/>
      <text:p text:style-name="Standard"/>
      <text:p text:style-name="P3">ИНСТАЛЯЦИЯ</text:p>
      <text:p text:style-name="Standard"/>
      <text:p text:style-name="Standard">Ничего особенно для установки программы не требуется – просто переместите PrefCount иконку в требуемое место (например, Программы или Десктоп). </text:p>
      <text:p text:style-name="Standard"/>
      <text:p text:style-name="Standard"/>
      <text:p text:style-name="P3">ЗАПУСК</text:p>
      <text:p text:style-name="Standard"/>
      <text:p text:style-name="Standard">Кликните по PrefCount иконке.</text:p>
      <text:p text:style-name="Standard"/>
      <text:p text:style-name="Standard"/>
      <text:p text:style-name="P3">УБРАТЬ ПРОГРАММУ</text:p>
      <text:p text:style-name="Standard"/>
      <text:p text:style-name="Standard">Переместите PrefCount иконку в Корзину.</text:p>
      <text:p text:style-name="Standard"/>
      <text:p text:style-name="Standard"/>
      <text:p text:style-name="P3">АВТОР</text:p>
      <text:p text:style-name="Standard"/>
      <text:p text:style-name="Standard">Евгений Найден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Сайт программы: &lt;<text:a xlink:type="simple" xlink:href="http://prefcount.curre.net/">http://prefcount.curre.net/ru/</text:a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ush Script Std Medium" svg:font-family="'Brush Script Std Medium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0.5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Yevgeny Nyden</meta:initial-creator>
    <meta:creation-date>2008-01-21T15:45:12</meta:creation-date>
    <dc:date>2008-07-06T20:43:01</dc:date>
    <dc:language>en-US</dc:language>
    <meta:editing-cycles>11</meta:editing-cycles>
    <meta:editing-duration>PT35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58" meta:character-count="1144"/>
  </office:meta>
</office:document-meta>
</file>